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Horizontal_20_Line">
      <style:text-properties fo:color="#000000" loext:opacity="100%" fo:font-size="12pt" fo:language="en" fo:country="US" officeooo:rsid="00470c96" officeooo:paragraph-rsid="00470c96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5a6965" style:font-size-asian="12pt" style:font-size-complex="12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205bf2" style:font-size-asian="12pt" style:font-size-complex="12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3fe830" officeooo:paragraph-rsid="003fe830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3fe830" officeooo:paragraph-rsid="003fe830" style:font-size-asian="12pt" style:font-size-complex="12pt"/>
    </style:style>
    <style:style style:name="P7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3d13a3" officeooo:paragraph-rsid="003d13a3" style:font-size-asian="12pt" style:font-size-complex="12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5a6965" officeooo:paragraph-rsid="005a6965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1c2a5a" officeooo:paragraph-rsid="001c2a5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3ceccd" officeooo:paragraph-rsid="005a6965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normal" officeooo:rsid="004bb780" officeooo:paragraph-rsid="005a6965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2pt" officeooo:paragraph-rsid="005a6965" style:font-size-asian="12pt" style:font-size-complex="12pt"/>
    </style:style>
    <style:style style:name="P14" style:family="paragraph" style:parent-style-name="Standard" style:list-style-name="L1">
      <loext:graphic-properties draw:fill-gradient-name="gradient" draw:fill-hatch-name="hatch"/>
      <style:text-properties fo:color="#000000" loext:opacity="100%" fo:font-size="12pt" fo:language="en" fo:country="US" fo:font-weight="normal" officeooo:rsid="005a6965" officeooo:paragraph-rsid="005a6965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-gradient-name="Gradient_20_4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fo:font-weight="normal" officeooo:rsid="005a6965" officeooo:paragraph-rsid="005d4945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5a6965" officeooo:paragraph-rsid="005a6965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5a6965" officeooo:paragraph-rsid="005d4945" style:font-size-asian="12pt" style:font-size-complex="12pt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5a6965" officeooo:paragraph-rsid="005d4945" style:font-size-asian="12pt" style:font-size-complex="12pt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5a6965" officeooo:paragraph-rsid="005d4945" style:font-size-asian="12pt" style:font-size-complex="12pt"/>
    </style:style>
    <style:style style:name="P20" style:family="paragraph" style:parent-style-name="Standard">
      <loext:graphic-properties draw:fill-gradient-name="Gradient_20_3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5a6965" officeooo:paragraph-rsid="005d4945" style:font-size-asian="12pt" style:font-size-complex="12pt"/>
    </style:style>
    <style:style style:name="P21" style:family="paragraph" style:parent-style-name="Standard" style:list-style-name="L2">
      <loext:graphic-properties draw:fill-gradient-name="gradient" draw:fill-hatch-name="hatch"/>
      <style:text-properties fo:color="#000000" loext:opacity="100%" fo:font-size="12pt" fo:language="en" fo:country="US" officeooo:rsid="0038fa51" officeooo:paragraph-rsid="005a6965" style:font-size-asian="12pt" style:font-size-complex="12pt"/>
    </style:style>
    <style:style style:name="P22" style:family="paragraph" style:parent-style-name="Standard" style:list-style-name="L2">
      <loext:graphic-properties draw:fill-gradient-name="gradient" draw:fill-hatch-name="hatch"/>
      <style:text-properties fo:color="#000000" loext:opacity="100%" fo:font-size="12pt" fo:language="en" fo:country="US" officeooo:rsid="003a55a5" officeooo:paragraph-rsid="005a6965" style:font-size-asian="12pt" style:font-size-complex="12pt"/>
    </style:style>
    <style:style style:name="P23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edabe" officeooo:paragraph-rsid="003f8fd0" style:font-size-asian="12pt" style:font-size-complex="12pt"/>
    </style:style>
    <style:style style:name="P24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f8fd0" officeooo:paragraph-rsid="004663f6" style:font-size-asian="12pt" style:font-size-complex="12pt"/>
    </style:style>
    <style:style style:name="P25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f8fd0" officeooo:paragraph-rsid="003f8fd0" style:font-size-asian="12pt" style:font-size-complex="12pt"/>
    </style:style>
    <style:style style:name="P26" style:family="paragraph" style:parent-style-name="Standard" style:list-style-name="L4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4bb780" officeooo:paragraph-rsid="005a6965" style:font-size-asian="12pt" style:font-size-complex="12pt"/>
    </style:style>
    <style:style style:name="P2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4bb780" officeooo:paragraph-rsid="005d4945" style:font-size-asian="12pt" style:font-size-complex="12pt"/>
    </style:style>
    <style:style style:name="P28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fe830" officeooo:paragraph-rsid="003fe830" style:font-size-asian="12pt" style:font-size-complex="12pt"/>
    </style:style>
    <style:style style:name="P29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5d4945" style:font-size-asian="12pt" style:font-size-complex="12pt"/>
    </style:style>
    <style:style style:name="P30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1c2a5a" officeooo:paragraph-rsid="005a6965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5a6965" officeooo:paragraph-rsid="005a696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ca38e" style:font-weight-asian="normal" style:font-weight-complex="normal"/>
    </style:style>
    <style:style style:name="T5" style:family="text">
      <style:text-properties fo:font-weight="normal" officeooo:rsid="003ceccd" style:font-weight-asian="normal" style:font-weight-complex="normal"/>
    </style:style>
    <style:style style:name="T6" style:family="text">
      <style:text-properties fo:font-weight="normal" officeooo:rsid="00405f5b" style:font-weight-asian="normal" style:font-weight-complex="normal"/>
    </style:style>
    <style:style style:name="T7" style:family="text">
      <style:text-properties fo:font-weight="normal" officeooo:rsid="00448991" style:font-weight-asian="normal" style:font-weight-complex="normal"/>
    </style:style>
    <style:style style:name="T8" style:family="text">
      <style:text-properties fo:font-weight="normal" officeooo:rsid="004bb780" style:font-weight-asian="normal" style:font-weight-complex="normal"/>
    </style:style>
    <style:style style:name="T9" style:family="text">
      <style:text-properties fo:font-weight="normal" officeooo:rsid="005553d8" style:font-weight-asian="normal" style:font-weight-complex="normal"/>
    </style:style>
    <style:style style:name="T10" style:family="text">
      <style:text-properties fo:font-weight="normal" officeooo:rsid="005d4945" style:font-weight-asian="normal" style:font-weight-complex="normal"/>
    </style:style>
    <style:style style:name="T11" style:family="text">
      <style:text-properties fo:font-weight="normal" officeooo:rsid="005f3008" style:font-weight-asian="normal" style:font-weight-complex="normal"/>
    </style:style>
    <style:style style:name="T12" style:family="text">
      <style:text-properties officeooo:rsid="003f8fd0"/>
    </style:style>
    <style:style style:name="T13" style:family="text">
      <style:text-properties officeooo:rsid="003fe830"/>
    </style:style>
    <style:style style:name="T14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16" style:family="text">
      <style:text-properties fo:color="#000000" loext:opacity="100%" fo:font-size="12pt" style:font-size-asian="12pt" style:font-size-complex="12pt"/>
    </style:style>
    <style:style style:name="T17" style:family="text">
      <style:text-properties fo:color="#000000" loext:opacity="100%" fo:font-size="12pt" officeooo:rsid="00451eb8" style:font-size-asian="12pt" style:font-size-complex="12pt"/>
    </style:style>
    <style:style style:name="T18" style:family="text">
      <style:text-properties fo:color="#000000" loext:opacity="100%" fo:font-size="12pt" officeooo:rsid="00455cec" style:font-size-asian="12pt" style:font-size-complex="12pt"/>
    </style:style>
    <style:style style:name="T19" style:family="text">
      <style:text-properties fo:color="#000000" loext:opacity="100%" fo:font-size="12pt" officeooo:rsid="00470c96" style:font-size-asian="12pt" style:font-size-complex="12pt"/>
    </style:style>
    <style:style style:name="T20" style:family="text">
      <style:text-properties officeooo:rsid="004cff7a"/>
    </style:style>
    <style:style style:name="T21" style:family="text">
      <style:text-properties officeooo:rsid="004df59b"/>
    </style:style>
    <style:style style:name="T22" style:family="text">
      <style:text-properties officeooo:rsid="0056623e"/>
    </style:style>
    <style:style style:name="T23" style:family="text">
      <style:text-properties officeooo:rsid="005a6965"/>
    </style:style>
    <style:style style:name="T24" style:family="text">
      <style:text-properties officeooo:rsid="005d494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von Gardner</text:p>
      <text:p text:style-name="P1"><text:a xlink:type="simple" xlink:href="https://github.com/devon-g/" text:style-name="Internet_20_link" text:visited-style-name="Visited_20_Internet_20_Link"><text:span text:style-name="T16">github/</text:span><text:span text:style-name="T17">devon-g</text:span></text:a><text:span text:style-name="T16"> | d</text:span><text:span text:style-name="T18">gardner365@gmail.com</text:span><text:span text:style-name="T16"> | (941) 358-1887 </text:span><text:span text:style-name="T19">| </text:span><text:a xlink:type="simple" xlink:href="https://www.linkedin.com/in/devon-gardner/" text:style-name="Internet_20_link" text:visited-style-name="Visited_20_Internet_20_Link"><text:span text:style-name="T16">linkedin/devon-gardner</text:span></text:a></text:p>
      <text:p text:style-name="P2"/>
      <text:p text:style-name="P9">EDUCATION</text:p>
      <text:p text:style-name="P18">Bachelor of Arts in Computer Science at New College of Florida<text:tab/>August 2020 – May 2023</text:p>
      <text:p text:style-name="P29">Honors Thesis <text:span text:style-name="T23">– </text:span><text:span text:style-name="T24">Exploring Robot Kinematics: an Engineering Approach</text:span></text:p>
      <text:p text:style-name="P4"/>
      <text:p text:style-name="P10"><text:span text:style-name="T23">WORK</text:span> EXPERIENCE</text:p>
      <text:p text:style-name="P8"><text:span text:style-name="T3">New College of Florida – </text:span><text:span text:style-name="T8">Computer Systems, Architecture, and Digital Hardware </text:span><text:span text:style-name="T3">Teaching Assistant<text:tab/></text:span><text:span text:style-name="T11">Spring 2022</text:span></text:p>
      <text:p text:style-name="P11"/>
      <text:p text:style-name="P15">UofSC Center for Computational Robotics – Research Assistant<text:tab/>May 2021 – <text:span text:style-name="T24">Aug.</text:span> 2021</text:p>
      <text:list text:style-name="L1">
        <text:list-item>
          <text:p text:style-name="P14">Collab<text:span text:style-name="T24">o</text:span>rated with team of graduate researchers on cave diving robot computer vision research project</text:p>
        </text:list-item>
        <text:list-item>
          <text:p text:style-name="P14">Produced training dataset of underwater cave structures and trained YOLOv5 object detection model</text:p>
        </text:list-item>
      </text:list>
      <text:p text:style-name="P19"/>
      <text:p text:style-name="P20">State College of Florida – Supplemental Instruction Specialist<text:tab/><text:span text:style-name="T24">Oct. </text:span>2019 – Present</text:p>
      <text:list text:style-name="L2">
        <text:list-item>
          <text:p text:style-name="P21">Tutor<text:span text:style-name="T21">s</text:span> college level <text:span text:style-name="T23">math </text:span>Calculus 2 and below, Physics with Calculus <text:span text:style-name="T23">1</text:span>, and Introductory and General Chemistry <text:span text:style-name="T23">1</text:span></text:p>
        </text:list-item>
        <text:list-item>
          <text:p text:style-name="P22">Assist<text:span text:style-name="T21">s</text:span> computer science students with programming concepts, structure, and syntax of Python, Java, <text:span text:style-name="T21">and C++</text:span></text:p>
        </text:list-item>
      </text:list>
      <text:p text:style-name="P30"/>
      <text:p text:style-name="P31">PROJECTS</text:p>
      <text:p text:style-name="P17">WidowX 200 Robot Arm Control<text:span text:style-name="T13"><text:tab/></text:span><text:span text:style-name="T24">Feb. 2022 </text:span>– <text:span text:style-name="T24">Present</text:span></text:p>
      <text:list xml:id="list445020197" text:style-name="L3">
        <text:list-item>
          <text:p text:style-name="P23">Applie<text:span text:style-name="T23">s</text:span> linear regression to produce <text:span text:style-name="T23">g</text:span>aussian mixture model <text:span text:style-name="T12">based motion primitives</text:span></text:p>
        </text:list-item>
        <text:list-item>
          <text:p text:style-name="P24">Evaluate<text:span text:style-name="T23">s</text:span> <text:span text:style-name="T13">performance of various motion primitives</text:span> <text:span text:style-name="T23">using</text:span> root mean square error</text:p>
        </text:list-item>
        <text:list-item>
          <text:p text:style-name="P25"><text:span text:style-name="T23">Converts between three dimensional coordinates and joint angles using</text:span> forward <text:span text:style-name="T23">and inverse kinematics</text:span></text:p>
        </text:list-item>
      </text:list>
      <text:p text:style-name="P7"/>
      <text:p text:style-name="P27">Red Tide Dashboard<text:span text:style-name="T13"><text:tab/></text:span><text:span text:style-name="T24">Spring 2021</text:span></text:p>
      <text:list text:style-name="L4">
        <text:list-item>
          <text:p text:style-name="P26">Designed and implemented a full-stack web application <text:span text:style-name="T23">in an Agile/Scrum team of three</text:span><text:span text:style-name="T20"> </text:span>to <text:span text:style-name="T22">provide</text:span> users <text:span text:style-name="T22">a dashboard</text:span> of red tide activity</text:p>
        </text:list-item>
        <text:list-item>
          <text:p text:style-name="P26"><text:span text:style-name="T23">Interacted with </text:span>Twitter, YouTube, and Spotify <text:span text:style-name="T23">APIs</text:span> using React, and MongoDB <text:span text:style-name="T23">hosted on AWS</text:span></text:p>
        </text:list-item>
      </text:list>
      <text:p text:style-name="P6"/>
      <text:p text:style-name="P5">Machine Learning for Visual Thinkers Course<text:tab/>Fall 2020</text:p>
      <text:list text:style-name="L5">
        <text:list-item>
          <text:p text:style-name="P28">Implemented <text:span text:style-name="T23">basic </text:span>regression, <text:span text:style-name="T23">PCA</text:span>, clustering, <text:span text:style-name="T23">and</text:span> classification algorithms</text:p>
        </text:list-item>
        <text:list-item>
          <text:p text:style-name="P16">Analyzed results of applying above algorithms to various real world datasets</text:p>
        </text:list-item>
      </text:list>
      <text:p text:style-name="P7"/>
      <text:p text:style-name="P3"><text:span text:style-name="T2">RELATED COURSES &amp; </text:span><text:span text:style-name="T1">SKILLS</text:span></text:p>
      <text:p text:style-name="P13"><text:span text:style-name="T14">Courses: </text:span><text:span text:style-name="T15">Robot Kinematics, Embedded Systems, Computer Architecture, Software Engineering, Machine Learning for Visual Thinkers, Object-Oriented Programming and Design</text:span></text:p>
      <text:p text:style-name="P3"><text:span text:style-name="T5">Skills </text:span><text:span text:style-name="T8">&amp; Technologies</text:span><text:span text:style-name="T5">: </text:span><text:span text:style-name="T4">C++, Python, Java, Javascript </text:span><text:span text:style-name="T8">(React)</text:span><text:span text:style-name="T4">, </text:span><text:span text:style-name="T9">GNU/</text:span><text:span text:style-name="T4">Linux OS, Git</text:span><text:span text:style-name="T6">,</text:span><text:span text:style-name="T4"> </text:span><text:span text:style-name="T7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3-03-19T15:32:31.823874233</dc:date>
    <meta:editing-duration>PT19H23M11S</meta:editing-duration>
    <meta:editing-cycles>33</meta:editing-cycles>
    <meta:generator>LibreOffice/7.4.4.2$Linux_X86_64 LibreOffice_project/40$Build-2</meta:generator>
    <meta:document-statistic meta:table-count="0" meta:image-count="0" meta:object-count="0" meta:page-count="1" meta:paragraph-count="27" meta:word-count="288" meta:character-count="2019" meta:non-whitespace-character-count="1761"/>
  </office:meta>
</office:document-meta>
</file>